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iberation Mono" svg:font-family="Liberation Mono" style:font-family-generic="modern" style:font-pitch="fixed" svg:panose-1="2 11 6 4 2 2 2 2 2 4"/>
    <style:font-face style:name="NSimSun" svg:font-family="NSimSun" style:font-family-generic="modern" style:font-pitch="fixed" svg:panose-1="2 1 6 9 3 1 1 1 1 1"/>
    <style:font-face style:name="Courier New" svg:font-family="Courier New" style:font-family-generic="modern" style:font-pitch="fixed" svg:panose-1="2 7 3 9 2 2 5 2 4 4"/>
    <style:font-face style:name="Roboto" svg:font-family="Roboto" style:font-family-generic="system" style:font-pitch="variable" svg:panose-1="2 0 0 0 0 0 0 0 0 0"/>
    <style:font-face style:name="Varela Round" svg:font-family="Varela Round" style:font-family-generic="system" style:font-pitch="variable" svg:panose-1="0 0 5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Heading1" style:master-page-name="MP0" style:family="paragraph">
      <style:paragraph-properties fo:break-before="page" style:page-number="1"/>
    </style:style>
    <style:style style:name="P2" style:parent-style-name="Normal" style:family="paragraph">
      <style:paragraph-properties fo:margin-top="0.1666in" fo:margin-bottom="0.1666in" fo:line-height="100%"/>
    </style:style>
    <style:style style:name="P3" style:parent-style-name="Normal" style:family="paragraph">
      <style:paragraph-properties fo:margin-top="0.1666in" fo:margin-bottom="0.1666in" fo:line-height="100%"/>
    </style:style>
    <style:style style:name="P4" style:parent-style-name="Normal" style:family="paragraph">
      <style:paragraph-properties fo:margin-top="0.1666in" fo:margin-bottom="0.1666in" fo:line-height="100%"/>
      <style:text-properties fo:font-weight="bold" style:font-weight-asian="bold"/>
    </style:style>
    <style:style style:name="P5" style:parent-style-name="Normal" style:family="paragraph">
      <style:paragraph-properties fo:border="0.0138in solid #000000" fo:padding="0in" style:shadow="none" fo:background-color="#FFF2CC"/>
    </style:style>
    <style:style style:name="T6" style:parent-style-name="DefaultParagraphFont" style:family="text">
      <style:text-properties fo:color="#666666"/>
    </style:style>
    <style:style style:name="P7" style:parent-style-name="Normal" style:family="paragraph">
      <style:paragraph-properties fo:border="0.0138in solid #000000" fo:padding="0in" style:shadow="none" fo:background-color="#FFF2CC"/>
    </style:style>
    <style:style style:name="P8" style:parent-style-name="Normal" style:family="paragraph">
      <style:paragraph-properties fo:margin-top="0.1666in" fo:line-height="100%"/>
    </style:style>
    <style:style style:name="P9" style:parent-style-name="Normal" style:family="paragraph">
      <style:paragraph-properties fo:margin-top="0.1666in" fo:line-height="100%"/>
    </style:style>
    <style:style style:name="P10" style:parent-style-name="Normal" style:family="paragraph">
      <style:paragraph-properties fo:margin-top="0.1666in" fo:margin-bottom="0.1666in" fo:line-height="100%"/>
      <style:text-properties fo:font-weight="bold" style:font-weight-asian="bold"/>
    </style:style>
    <style:style style:name="P11" style:parent-style-name="Normal" style:family="paragraph">
      <style:paragraph-properties fo:margin-top="0.1666in" fo:margin-bottom="0.1666in" fo:line-height="100%"/>
      <style:text-properties fo:font-weight="bold" style:font-weight-asian="bold"/>
    </style:style>
    <style:style style:name="P12" style:parent-style-name="Normal" style:family="paragraph">
      <style:paragraph-properties fo:margin-top="0.1666in" fo:margin-bottom="0.1666in" fo:line-height="100%"/>
      <style:text-properties fo:font-weight="bold" style:font-weight-asian="bold"/>
    </style:style>
    <style:style style:name="P13" style:parent-style-name="Normal" style:family="paragraph">
      <style:paragraph-properties fo:margin-top="0.1666in" fo:margin-bottom="0.1666in" fo:line-height="100%"/>
      <style:text-properties fo:font-weight="bold" style:font-weight-asian="bold"/>
    </style:style>
    <style:style style:name="P14" style:parent-style-name="Normal" style:family="paragraph">
      <style:paragraph-properties fo:margin-top="0.1666in" fo:margin-bottom="0.1666in" fo:line-height="100%"/>
      <style:text-properties fo:font-weight="bold" style:font-weight-asian="bold"/>
    </style:style>
    <style:style style:name="P15" style:parent-style-name="Normal" style:family="paragraph">
      <style:paragraph-properties fo:margin-top="0.1666in" fo:line-height="100%"/>
    </style:style>
    <style:style style:name="P16" style:parent-style-name="Normal" style:family="paragraph">
      <style:paragraph-properties fo:margin-top="0.1666in" fo:line-height="100%"/>
    </style:style>
    <style:style style:name="P17" style:parent-style-name="Normal" style:family="paragraph">
      <style:paragraph-properties fo:margin-top="0.1666in" fo:line-height="100%"/>
    </style:style>
    <style:style style:name="P18" style:parent-style-name="Normal" style:family="paragraph">
      <style:paragraph-properties fo:margin-top="0.1666in" fo:line-height="100%"/>
    </style:style>
    <style:style style:name="P19" style:parent-style-name="Normal" style:family="paragraph">
      <style:paragraph-properties fo:margin-top="0.1666in" fo:line-height="100%"/>
    </style:style>
    <style:style style:name="P20" style:parent-style-name="Normal" style:family="paragraph">
      <style:paragraph-properties fo:margin-top="0.1666in" fo:margin-bottom="0.1666in" fo:line-height="100%"/>
    </style:style>
    <style:style style:name="T21" style:parent-style-name="DefaultParagraphFont" style:family="text">
      <style:text-properties fo:font-weight="bold" style:font-weight-asian="bold"/>
    </style:style>
    <style:style style:name="P22" style:parent-style-name="Heading2" style:family="paragraph">
      <style:paragraph-properties fo:keep-with-next="auto" fo:keep-together="auto" fo:margin-top="0.1666in" fo:margin-bottom="0.1666in"/>
    </style:style>
    <style:style style:name="T23" style:parent-style-name="DefaultParagraphFont" style:family="text">
      <style:text-properties fo:font-size="10pt" style:font-size-asian="10pt" style:font-size-complex="10pt"/>
    </style:style>
    <style:style style:name="P24" style:parent-style-name="Normal" style:family="paragraph">
      <style:paragraph-properties fo:margin-top="0.1666in" fo:margin-bottom="0.1666in" fo:line-height="100%"/>
    </style:style>
    <style:style style:name="T25" style:parent-style-name="DefaultParagraphFont" style:family="text">
      <style:text-properties fo:font-weight="bold" style:font-weight-asian="bold"/>
    </style:style>
    <style:style style:name="P26" style:parent-style-name="Normal" style:family="paragraph">
      <style:paragraph-properties fo:margin-top="0.1666in" fo:margin-bottom="0.1666in" fo:line-height="100%"/>
    </style:style>
    <style:style style:name="T27" style:parent-style-name="DefaultParagraphFont" style:family="text">
      <style:text-properties fo:font-style="italic" style:font-style-asian="italic"/>
    </style:style>
    <style:style style:name="P28" style:parent-style-name="Normal" style:family="paragraph">
      <style:paragraph-properties fo:margin-top="0.1666in" fo:line-height="100%"/>
    </style:style>
    <style:style style:name="T29" style:parent-style-name="DefaultParagraphFont" style:family="text">
      <style:text-properties fo:font-style="italic" style:font-style-asian="italic"/>
    </style:style>
    <style:style style:name="P30" style:parent-style-name="Normal" style:family="paragraph">
      <style:paragraph-properties fo:border="0.0138in solid #000000" fo:padding="0in" style:shadow="none" fo:background-color="#FFF2CC"/>
    </style:style>
    <style:style style:name="P31" style:parent-style-name="Normal" style:family="paragraph">
      <style:paragraph-properties fo:margin-top="0.1666in" fo:margin-bottom="0.1666in" fo:line-height="100%"/>
    </style:style>
    <style:style style:name="T32" style:parent-style-name="DefaultParagraphFont" style:family="text">
      <style:text-properties fo:font-weight="bold" style:font-weight-asian="bold"/>
    </style:style>
    <style:style style:name="P33" style:parent-style-name="Normal" style:family="paragraph">
      <style:paragraph-properties fo:margin-top="0.1666in" fo:margin-bottom="0.1666in" fo:line-height="100%"/>
    </style:style>
    <style:style style:name="P34" style:parent-style-name="Normal" style:family="paragraph">
      <style:paragraph-properties fo:margin-top="0.1666in" fo:line-height="100%"/>
    </style:style>
    <style:style style:name="T35" style:parent-style-name="DefaultParagraphFont" style:family="text">
      <style:text-properties fo:font-style="italic" style:font-style-asian="italic"/>
    </style:style>
    <style:style style:name="P36" style:parent-style-name="Normal" style:family="paragraph">
      <style:paragraph-properties fo:border="0.0138in solid #000000" fo:padding="0in" style:shadow="none" fo:background-color="#FFF2CC"/>
    </style:style>
    <style:style style:name="P37" style:parent-style-name="Normal" style:family="paragraph">
      <style:paragraph-properties fo:margin-top="0.1666in" fo:margin-bottom="0.1666in" fo:line-height="100%"/>
    </style:style>
    <style:style style:name="T38" style:parent-style-name="DefaultParagraphFont" style:family="text">
      <style:text-properties fo:font-weight="bold" style:font-weight-asian="bold"/>
    </style:style>
    <style:style style:name="P39" style:parent-style-name="Normal" style:family="paragraph">
      <style:paragraph-properties fo:margin-top="0.1666in" fo:margin-bottom="0.1666in" fo:line-height="100%"/>
    </style:style>
    <style:style style:name="T40" style:parent-style-name="DefaultParagraphFont" style:family="text">
      <style:text-properties fo:font-style="italic" style:font-style-asian="italic"/>
    </style:style>
    <style:style style:name="T41" style:parent-style-name="DefaultParagraphFont" style:family="text">
      <style:text-properties style:font-name="Courier New" style:font-name-asian="Courier New" style:font-name-complex="Courier New"/>
    </style:style>
    <style:style style:name="P42" style:parent-style-name="Normal" style:family="paragraph">
      <style:paragraph-properties fo:margin-top="0.1666in" fo:line-height="100%"/>
    </style:style>
    <style:style style:name="T43" style:parent-style-name="DefaultParagraphFont" style:family="text">
      <style:text-properties fo:font-style="italic" style:font-style-asian="italic"/>
    </style:style>
    <style:style style:name="P44" style:parent-style-name="Normal" style:family="paragraph">
      <style:paragraph-properties fo:border="0.0138in solid #000000" fo:padding="0in" style:shadow="none" fo:background-color="#FFF2CC"/>
    </style:style>
    <style:style style:name="T45" style:parent-style-name="DefaultParagraphFont" style:family="text">
      <style:text-properties style:font-name="Courier New" style:font-name-asian="Courier New" style:font-name-complex="Courier New"/>
    </style:style>
    <style:style style:name="P46" style:parent-style-name="Normal" style:family="paragraph">
      <style:paragraph-properties fo:border="0.0138in solid #000000" fo:padding="0in" style:shadow="none" fo:background-color="#FFF2CC"/>
    </style:style>
    <style:style style:name="P47" style:parent-style-name="Normal" style:family="paragraph">
      <style:paragraph-properties fo:margin-top="0.1666in" fo:margin-bottom="0.1666in" fo:line-height="100%"/>
    </style:style>
    <style:style style:name="T48" style:parent-style-name="DefaultParagraphFont" style:family="text">
      <style:text-properties fo:font-weight="bold" style:font-weight-asian="bold"/>
    </style:style>
    <style:style style:name="P49" style:parent-style-name="Normal" style:family="paragraph">
      <style:paragraph-properties fo:margin-top="0.1666in" fo:margin-bottom="0.1666in" fo:line-height="100%"/>
    </style:style>
    <style:style style:name="T50" style:parent-style-name="DefaultParagraphFont" style:family="text">
      <style:text-properties style:font-name="Courier New" style:font-name-asian="Courier New" style:font-name-complex="Courier New"/>
    </style:style>
    <style:style style:name="P51" style:parent-style-name="Normal" style:family="paragraph">
      <style:paragraph-properties fo:margin-top="0.1666in" fo:line-height="100%"/>
    </style:style>
    <style:style style:name="T52" style:parent-style-name="DefaultParagraphFont" style:family="text">
      <style:text-properties fo:font-style="italic" style:font-style-asian="italic"/>
    </style:style>
    <style:style style:name="P53" style:parent-style-name="Normal" style:family="paragraph">
      <style:paragraph-properties fo:border="0.0138in solid #000000" fo:padding="0in" style:shadow="none" fo:background-color="#FFF2CC"/>
    </style:style>
    <style:style style:name="P54" style:parent-style-name="Normal" style:family="paragraph">
      <style:paragraph-properties fo:border="0.0138in solid #000000" fo:padding="0in" style:shadow="none" fo:background-color="#FFF2CC"/>
    </style:style>
    <style:style style:name="P55" style:parent-style-name="Normal" style:family="paragraph">
      <style:paragraph-properties fo:margin-top="0.1666in" fo:margin-bottom="0.1666in" fo:line-height="100%"/>
    </style:style>
    <style:style style:name="T56" style:parent-style-name="DefaultParagraphFont" style:family="text">
      <style:text-properties style:font-name="Roboto" style:font-name-asian="Roboto" style:font-name-complex="Roboto"/>
    </style:style>
    <style:style style:name="T57" style:parent-style-name="DefaultParagraphFont" style:family="text">
      <style:text-properties fo:font-style="italic" style:font-style-asian="italic"/>
    </style:style>
    <style:style style:name="T58" style:parent-style-name="DefaultParagraphFont" style:family="text">
      <style:text-properties style:font-name="Courier New" style:font-name-asian="Courier New" style:font-name-complex="Courier New"/>
    </style:style>
    <style:style style:name="P59" style:parent-style-name="Normal" style:family="paragraph">
      <style:paragraph-properties fo:margin-top="0.1666in" fo:line-height="100%"/>
    </style:style>
    <style:style style:name="T60" style:parent-style-name="DefaultParagraphFont" style:family="text">
      <style:text-properties fo:font-style="italic" style:font-style-asian="italic"/>
    </style:style>
    <style:style style:name="P61" style:parent-style-name="Normal" style:family="paragraph">
      <style:paragraph-properties fo:border="0.0138in solid #000000" fo:padding="0in" style:shadow="none" fo:background-color="#FFF2CC"/>
    </style:style>
    <style:style style:name="P62" style:parent-style-name="Normal" style:family="paragraph">
      <style:paragraph-properties fo:border="0.0138in solid #000000" fo:padding="0in" style:shadow="none" fo:background-color="#FFF2CC"/>
    </style:style>
    <style:style style:name="P63" style:parent-style-name="Normal" style:family="paragraph">
      <style:paragraph-properties fo:border="0.0138in solid #000000" fo:padding="0in" style:shadow="none" fo:background-color="#FFF2CC"/>
    </style:style>
    <style:style style:name="P64" style:parent-style-name="Normal" style:family="paragraph">
      <style:paragraph-properties fo:border="0.0138in solid #000000" fo:padding="0in" style:shadow="none" fo:background-color="#FFF2CC"/>
    </style:style>
    <style:style style:name="P65" style:parent-style-name="Normal" style:family="paragraph">
      <style:paragraph-properties fo:border="0.0138in solid #000000" fo:padding="0in" style:shadow="none" fo:background-color="#FFF2CC"/>
    </style:style>
    <style:style style:name="P66" style:parent-style-name="Normal" style:family="paragraph">
      <style:paragraph-properties fo:border="0.0138in solid #000000" fo:padding="0in" style:shadow="none" fo:background-color="#FFF2CC"/>
    </style:style>
    <style:style style:name="P67" style:parent-style-name="Normal" style:family="paragraph">
      <style:paragraph-properties fo:margin-top="0.1666in" fo:margin-bottom="0.1666in" fo:line-height="100%"/>
    </style:style>
    <style:style style:name="T68" style:parent-style-name="DefaultParagraphFont" style:family="text">
      <style:text-properties fo:font-weight="bold" style:font-weight-asian="bold"/>
    </style:style>
    <style:style style:name="P69" style:parent-style-name="Normal" style:family="paragraph">
      <style:paragraph-properties fo:margin-top="0.1666in" fo:margin-bottom="0.1666in" fo:line-height="100%"/>
    </style:style>
    <style:style style:name="P70" style:parent-style-name="Normal" style:family="paragraph">
      <style:paragraph-properties fo:margin-top="0.1666in" fo:margin-bottom="0.1666in" fo:line-height="100%"/>
    </style:style>
    <style:style style:name="T71" style:parent-style-name="DefaultParagraphFont" style:family="text">
      <style:text-properties fo:font-style="italic" style:font-style-asian="italic"/>
    </style:style>
    <style:style style:name="T72" style:parent-style-name="DefaultParagraphFont" style:family="text">
      <style:text-properties fo:font-weight="bold" style:font-weight-asian="bold"/>
    </style:style>
    <style:style style:name="P73" style:parent-style-name="Normal" style:family="paragraph">
      <style:paragraph-properties fo:margin-top="0.1666in" fo:line-height="100%"/>
    </style:style>
    <style:style style:name="T74" style:parent-style-name="DefaultParagraphFont" style:family="text">
      <style:text-properties fo:font-style="italic" style:font-style-asian="italic"/>
    </style:style>
    <style:style style:name="P75" style:parent-style-name="Normal" style:family="paragraph">
      <style:paragraph-properties fo:border="0.0138in solid #000000" fo:padding="0in" style:shadow="none" fo:background-color="#FFF2CC"/>
    </style:style>
    <style:style style:name="P76" style:parent-style-name="Normal" style:family="paragraph">
      <style:paragraph-properties fo:border="0.0138in solid #000000" fo:padding="0in" style:shadow="none" fo:background-color="#FFF2CC"/>
    </style:style>
    <style:style style:name="P77" style:parent-style-name="Normal" style:family="paragraph">
      <style:paragraph-properties fo:margin-top="0.1666in" fo:margin-bottom="0.1666in" fo:line-height="100%"/>
    </style:style>
    <style:style style:name="T78" style:parent-style-name="DefaultParagraphFont" style:family="text">
      <style:text-properties fo:font-weight="bold" style:font-weight-asian="bold"/>
    </style:style>
    <style:style style:name="P79" style:parent-style-name="Normal" style:family="paragraph">
      <style:paragraph-properties fo:margin-top="0.1666in" fo:margin-bottom="0.1666in" fo:line-height="100%"/>
    </style:style>
    <style:style style:name="T80" style:parent-style-name="DefaultParagraphFont" style:family="text">
      <style:text-properties style:font-name="Courier New" style:font-name-asian="Courier New" style:font-name-complex="Courier New"/>
    </style:style>
    <style:style style:name="P81" style:parent-style-name="Normal" style:family="paragraph">
      <style:paragraph-properties fo:margin-top="0.1666in" fo:line-height="100%"/>
    </style:style>
    <style:style style:name="T82" style:parent-style-name="DefaultParagraphFont" style:family="text">
      <style:text-properties fo:font-style="italic" style:font-style-asian="italic"/>
    </style:style>
    <style:style style:name="P83" style:parent-style-name="Normal" style:family="paragraph">
      <style:paragraph-properties fo:border="0.0138in solid #000000" fo:padding="0in" style:shadow="none" fo:background-color="#FFF2CC"/>
    </style:style>
    <style:style style:name="T84" style:parent-style-name="DefaultParagraphFont" style:family="text">
      <style:text-properties style:font-name="Courier New" style:font-name-asian="Courier New" style:font-name-complex="Courier New"/>
    </style:style>
    <style:style style:name="P85" style:parent-style-name="Normal" style:family="paragraph">
      <style:paragraph-properties fo:border="0.0138in solid #000000" fo:padding="0in" style:shadow="none" fo:background-color="#FFF2CC"/>
    </style:style>
    <style:style style:name="P86" style:parent-style-name="Normal" style:family="paragraph">
      <style:paragraph-properties fo:margin-top="0.1666in" fo:margin-bottom="0.1666in" fo:line-height="100%"/>
    </style:style>
    <style:style style:name="T87" style:parent-style-name="DefaultParagraphFont" style:family="text">
      <style:text-properties fo:font-weight="bold" style:font-weight-asian="bold"/>
    </style:style>
    <style:style style:name="P88" style:parent-style-name="Normal" style:family="paragraph">
      <style:paragraph-properties fo:margin-top="0.1666in" fo:margin-bottom="0.1666in" fo:line-height="100%"/>
    </style:style>
    <style:style style:name="T89" style:parent-style-name="DefaultParagraphFont" style:family="text">
      <style:text-properties style:font-name="Courier New" style:font-name-asian="Courier New" style:font-name-complex="Courier New"/>
    </style:style>
    <style:style style:name="P90" style:parent-style-name="Normal" style:family="paragraph">
      <style:paragraph-properties fo:margin-top="0.1666in" fo:line-height="100%"/>
    </style:style>
    <style:style style:name="T91" style:parent-style-name="DefaultParagraphFont" style:family="text">
      <style:text-properties fo:font-style="italic" style:font-style-asian="italic"/>
    </style:style>
    <style:style style:name="P92" style:parent-style-name="Normal" style:family="paragraph">
      <style:paragraph-properties fo:border="0.0138in solid #000000" fo:padding="0in" style:shadow="none" fo:background-color="#FFF2CC"/>
    </style:style>
    <style:style style:name="P93" style:parent-style-name="Normal" style:family="paragraph">
      <style:paragraph-properties fo:border="0.0138in solid #000000" fo:padding="0in" style:shadow="none" fo:background-color="#FFF2CC"/>
    </style:style>
    <style:style style:name="P94" style:parent-style-name="Normal" style:family="paragraph">
      <style:paragraph-properties fo:margin-top="0.1666in" fo:margin-bottom="0.1666in" fo:line-height="100%"/>
    </style:style>
    <style:style style:name="T95" style:parent-style-name="DefaultParagraphFont" style:family="text">
      <style:text-properties fo:font-weight="bold" style:font-weight-asian="bold"/>
    </style:style>
    <style:style style:name="P96" style:parent-style-name="Normal" style:family="paragraph">
      <style:paragraph-properties fo:margin-top="0.1666in" fo:margin-bottom="0.1666in" fo:line-height="100%"/>
    </style:style>
    <style:style style:name="T97" style:parent-style-name="DefaultParagraphFont" style:family="text">
      <style:text-properties fo:font-style="italic" style:font-style-asian="italic"/>
    </style:style>
    <style:style style:name="T98" style:parent-style-name="DefaultParagraphFont" style:family="text">
      <style:text-properties style:font-name="Courier New" style:font-name-asian="Courier New" style:font-name-complex="Courier New"/>
    </style:style>
    <style:style style:name="T99" style:parent-style-name="DefaultParagraphFont" style:family="text">
      <style:text-properties fo:font-style="italic" style:font-style-asian="italic"/>
    </style:style>
    <style:style style:name="P100" style:parent-style-name="Normal" style:family="paragraph">
      <style:paragraph-properties fo:margin-top="0.1666in" fo:margin-bottom="0.1666in" fo:line-height="100%"/>
    </style:style>
    <style:style style:name="P101" style:parent-style-name="Normal" style:family="paragraph">
      <style:paragraph-properties fo:margin-top="0.1666in" fo:line-height="100%"/>
    </style:style>
    <style:style style:name="T102" style:parent-style-name="DefaultParagraphFont" style:family="text">
      <style:text-properties fo:font-style="italic" style:font-style-asian="italic"/>
    </style:style>
    <style:style style:name="T103" style:parent-style-name="SourceText" style:family="text">
      <style:text-properties fo:font-style="italic" style:font-style-asian="italic" fo:color="#414152" fo:font-size="8pt" style:font-size-asian="8pt"/>
    </style:style>
    <style:style style:name="P104" style:parent-style-name="PreformattedText" style:family="paragraph">
      <style:paragraph-properties fo:border="0.0138in solid #000000" fo:padding="0in" style:shadow="none" fo:background-color="#FFF2CC"/>
    </style:style>
    <style:style style:name="T105" style:parent-style-name="DefaultParagraphFont" style:family="text">
      <style:text-properties fo:language="en" fo:country="US"/>
    </style:style>
    <style:style style:name="P106" style:parent-style-name="PreformattedText" style:family="paragraph">
      <style:paragraph-properties fo:border="0.0138in solid #000000" fo:padding="0in" style:shadow="none" fo:background-color="#FFF2CC"/>
    </style:style>
    <style:style style:name="P107" style:parent-style-name="PreformattedText" style:family="paragraph">
      <style:paragraph-properties fo:border="0.0138in solid #000000" fo:padding="0in" style:shadow="none" fo:background-color="#FFF2CC"/>
    </style:style>
    <style:style style:name="T108" style:parent-style-name="DefaultParagraphFont" style:family="text">
      <style:text-properties fo:language="en" fo:country="US"/>
    </style:style>
    <style:style style:name="P109" style:parent-style-name="PreformattedText" style:family="paragraph">
      <style:paragraph-properties fo:border="0.0138in solid #000000" fo:padding="0in" style:shadow="none" fo:background-color="#FFF2CC"/>
    </style:style>
    <style:style style:name="P110" style:parent-style-name="PreformattedText" style:family="paragraph">
      <style:paragraph-properties fo:border="0.0138in solid #000000" fo:padding="0in" style:shadow="none" fo:background-color="#FFF2CC"/>
    </style:style>
    <style:style style:name="P111" style:parent-style-name="PreformattedText" style:family="paragraph">
      <style:paragraph-properties fo:border="0.0138in solid #000000" fo:padding="0in" style:shadow="none" fo:background-color="#FFF2CC"/>
    </style:style>
    <style:style style:name="P112" style:parent-style-name="PreformattedText" style:family="paragraph">
      <style:paragraph-properties fo:border="0.0138in solid #000000" fo:padding="0in" style:shadow="none" fo:background-color="#FFF2CC"/>
    </style:style>
    <style:style style:name="P113" style:parent-style-name="PreformattedText" style:family="paragraph">
      <style:paragraph-properties fo:border="0.0138in solid #000000" fo:padding="0in" style:shadow="none" fo:background-color="#FFF2CC"/>
    </style:style>
    <style:style style:name="P114" style:parent-style-name="Normal" style:family="paragraph">
      <style:paragraph-properties fo:margin-top="0.1666in" fo:margin-bottom="0.1666in" fo:line-height="100%"/>
    </style:style>
    <style:style style:name="T115" style:parent-style-name="DefaultParagraphFont" style:family="text">
      <style:text-properties style:font-name="Courier New" style:font-name-asian="Courier New" style:font-name-complex="Courier New"/>
    </style:style>
    <style:style style:name="P116" style:parent-style-name="Normal" style:family="paragraph">
      <style:paragraph-properties fo:margin-top="0.1666in" fo:line-height="100%"/>
    </style:style>
    <style:style style:name="T117" style:parent-style-name="DefaultParagraphFont" style:family="text">
      <style:text-properties fo:font-style="italic" style:font-style-asian="italic"/>
    </style:style>
    <style:style style:name="P118" style:parent-style-name="Normal" style:family="paragraph">
      <style:paragraph-properties fo:border="0.0138in solid #000000" fo:padding="0in" style:shadow="none" fo:background-color="#FFF2CC"/>
    </style:style>
    <style:style style:name="P119" style:parent-style-name="Normal" style:family="paragraph">
      <style:paragraph-properties fo:border="0.0138in solid #000000" fo:padding="0in" style:shadow="none" fo:background-color="#FFF2CC"/>
    </style:style>
    <style:style style:name="P120" style:parent-style-name="Normal" style:family="paragraph">
      <style:paragraph-properties fo:border="0.0138in solid #000000" fo:padding="0in" style:shadow="none" fo:background-color="#FFF2CC"/>
    </style:style>
    <style:style style:name="P121" style:parent-style-name="Normal" style:family="paragraph">
      <style:paragraph-properties fo:border="0.0138in solid #000000" fo:padding="0in" style:shadow="none" fo:background-color="#FFF2CC"/>
    </style:style>
    <style:style style:name="P122" style:parent-style-name="Normal" style:family="paragraph">
      <style:paragraph-properties fo:border="0.0138in solid #000000" fo:padding="0in" style:shadow="none" fo:background-color="#FFF2CC"/>
    </style:style>
    <style:style style:name="P123" style:parent-style-name="Normal" style:family="paragraph">
      <style:paragraph-properties fo:border="0.0138in solid #000000" fo:padding="0in" style:shadow="none" fo:background-color="#FFF2CC"/>
    </style:style>
    <style:style style:name="P124" style:parent-style-name="Normal" style:family="paragraph">
      <style:paragraph-properties fo:border="0.0138in solid #000000" fo:padding="0in" style:shadow="none" fo:background-color="#FFF2CC"/>
    </style:style>
    <style:style style:name="P125" style:parent-style-name="Normal" style:family="paragraph">
      <style:paragraph-properties fo:border="0.0138in solid #000000" fo:padding="0in" style:shadow="none" fo:background-color="#FFF2CC"/>
    </style:style>
    <style:style style:name="P126" style:parent-style-name="Normal" style:family="paragraph">
      <style:paragraph-properties fo:margin-top="0.1666in" fo:margin-bottom="0.1666in" fo:line-height="100%"/>
    </style:style>
    <style:style style:name="P127" style:parent-style-name="Normal" style:family="paragraph">
      <style:paragraph-properties fo:margin-top="0.1666in" fo:margin-bottom="0.1666in" fo:line-height="100%"/>
    </style:style>
    <style:style style:name="T128" style:parent-style-name="DefaultParagraphFont" style:family="text">
      <style:text-properties fo:font-weight="bold" style:font-weight-asian="bold"/>
    </style:style>
    <style:style style:name="P129" style:parent-style-name="Normal" style:family="paragraph">
      <style:paragraph-properties fo:margin-top="0.1666in" fo:margin-bottom="0.1666in" fo:line-height="100%"/>
    </style:style>
    <style:style style:name="T130" style:parent-style-name="DefaultParagraphFont" style:family="text">
      <style:text-properties fo:font-style="italic" style:font-style-asian="italic"/>
    </style:style>
    <style:style style:name="P131" style:parent-style-name="Normal" style:family="paragraph">
      <style:paragraph-properties fo:margin-top="0.1666in" fo:margin-bottom="0.1666in" fo:line-height="100%"/>
    </style:style>
    <style:style style:name="T132" style:parent-style-name="DefaultParagraphFont" style:family="text">
      <style:text-properties fo:font-weight="bold" style:font-weight-asian="bold"/>
    </style:style>
    <style:style style:name="T133" style:parent-style-name="DefaultParagraphFont" style:family="text">
      <style:text-properties style:font-name="Courier New" style:font-name-asian="Courier New" style:font-name-complex="Courier New"/>
    </style:style>
    <style:style style:name="T134" style:parent-style-name="DefaultParagraphFont" style:family="text">
      <style:text-properties style:font-name="Courier New" style:font-name-asian="Courier New" style:font-name-complex="Courier New"/>
    </style:style>
    <style:style style:name="P135" style:parent-style-name="Normal" style:family="paragraph">
      <style:paragraph-properties fo:margin-top="0.1666in" fo:line-height="100%"/>
    </style:style>
    <style:style style:name="T136" style:parent-style-name="DefaultParagraphFont" style:family="text">
      <style:text-properties fo:font-style="italic" style:font-style-asian="italic"/>
    </style:style>
    <style:style style:name="P137" style:parent-style-name="Normal" style:family="paragraph">
      <style:paragraph-properties fo:border="0.0138in solid #000000" fo:padding="0in" style:shadow="none" fo:background-color="#FFF2CC"/>
    </style:style>
    <style:style style:name="P138" style:parent-style-name="Normal" style:family="paragraph">
      <style:paragraph-properties fo:border="0.0138in solid #000000" fo:padding="0in" style:shadow="none" fo:background-color="#FFF2CC"/>
    </style:style>
    <style:style style:name="P139" style:parent-style-name="Normal" style:family="paragraph">
      <style:paragraph-properties fo:margin-top="0.1666in" fo:margin-bottom="0.1666in" fo:line-height="100%"/>
    </style:style>
    <style:style style:name="T140" style:parent-style-name="DefaultParagraphFont" style:family="text">
      <style:text-properties fo:font-weight="bold" style:font-weight-asian="bold"/>
    </style:style>
    <style:style style:name="T141" style:parent-style-name="DefaultParagraphFont" style:family="text">
      <style:text-properties style:font-name="Courier New" style:font-name-asian="Courier New" style:font-name-complex="Courier New"/>
    </style:style>
    <style:style style:name="T142" style:parent-style-name="DefaultParagraphFont" style:family="text">
      <style:text-properties style:font-name="Courier New" style:font-name-asian="Courier New" style:font-name-complex="Courier New"/>
    </style:style>
    <style:style style:name="P143" style:parent-style-name="Normal" style:family="paragraph">
      <style:paragraph-properties fo:margin-top="0.1666in" fo:line-height="100%"/>
    </style:style>
    <style:style style:name="T144" style:parent-style-name="DefaultParagraphFont" style:family="text">
      <style:text-properties fo:font-style="italic" style:font-style-asian="italic"/>
    </style:style>
    <style:style style:name="P145" style:parent-style-name="Normal" style:family="paragraph">
      <style:paragraph-properties fo:border="0.0138in solid #000000" fo:padding="0in" style:shadow="none" fo:background-color="#FFF2CC"/>
    </style:style>
    <style:style style:name="P146" style:parent-style-name="Normal" style:family="paragraph">
      <style:paragraph-properties fo:border="0.0138in solid #000000" fo:padding="0in" style:shadow="none" fo:background-color="#FFF2CC"/>
    </style:style>
    <style:style style:name="P147" style:parent-style-name="Normal" style:family="paragraph">
      <style:paragraph-properties fo:margin-top="0.1666in" fo:margin-bottom="0.1666in" fo:line-height="100%"/>
    </style:style>
    <style:style style:name="T148" style:parent-style-name="DefaultParagraphFont" style:family="text">
      <style:text-properties fo:font-weight="bold" style:font-weight-asian="bold"/>
    </style:style>
    <style:style style:name="P149" style:parent-style-name="Normal" style:family="paragraph">
      <style:paragraph-properties fo:margin-top="0.1666in" fo:margin-bottom="0.1666in" fo:line-height="100%"/>
    </style:style>
    <style:style style:name="T150" style:parent-style-name="DefaultParagraphFont" style:family="text">
      <style:text-properties fo:font-style="italic" style:font-style-asian="italic"/>
    </style:style>
    <style:style style:name="P151" style:parent-style-name="Normal" style:family="paragraph">
      <style:paragraph-properties fo:margin-top="0.1666in" fo:line-height="100%"/>
    </style:style>
    <style:style style:name="T152" style:parent-style-name="DefaultParagraphFont" style:family="text">
      <style:text-properties fo:font-style="italic" style:font-style-asian="italic"/>
    </style:style>
    <style:style style:name="P153" style:parent-style-name="Normal" style:family="paragraph">
      <style:paragraph-properties fo:border="0.0138in solid #000000" fo:padding="0in" style:shadow="none" fo:background-color="#FFF2CC"/>
    </style:style>
    <style:style style:name="P154" style:parent-style-name="Normal" style:family="paragraph">
      <style:paragraph-properties fo:border="0.0138in solid #000000" fo:padding="0in" style:shadow="none" fo:background-color="#FFF2CC"/>
    </style:style>
    <style:style style:name="P155" style:parent-style-name="Normal" style:family="paragraph">
      <style:paragraph-properties fo:margin-top="0.1666in" fo:margin-bottom="0.1666in" fo:line-height="100%"/>
    </style:style>
    <style:style style:name="T156" style:parent-style-name="DefaultParagraphFont" style:family="text">
      <style:text-properties fo:font-weight="bold" style:font-weight-asian="bold"/>
    </style:style>
    <style:style style:name="P157" style:parent-style-name="Normal" style:family="paragraph">
      <style:paragraph-properties fo:margin-top="0.1666in" fo:margin-bottom="0.1666in" fo:line-height="100%"/>
    </style:style>
    <style:style style:name="P158" style:parent-style-name="Normal" style:family="paragraph">
      <style:paragraph-properties fo:margin-top="0.1666in" fo:margin-bottom="0.1666in" fo:line-height="100%"/>
    </style:style>
    <style:style style:name="T159" style:parent-style-name="DefaultParagraphFont" style:family="text">
      <style:text-properties style:font-name="Courier New" style:font-name-asian="Courier New" style:font-name-complex="Courier New"/>
    </style:style>
    <style:style style:name="P160" style:parent-style-name="Normal" style:family="paragraph">
      <style:paragraph-properties fo:margin-top="0.1666in" fo:line-height="100%"/>
    </style:style>
    <style:style style:name="T161" style:parent-style-name="DefaultParagraphFont" style:family="text">
      <style:text-properties fo:font-style="italic" style:font-style-asian="italic"/>
    </style:style>
    <style:style style:name="P162" style:parent-style-name="Normal" style:family="paragraph">
      <style:paragraph-properties fo:border="0.0138in solid #000000" fo:padding="0in" style:shadow="none" fo:background-color="#FFF2CC"/>
    </style:style>
    <style:style style:name="P163" style:parent-style-name="Normal" style:family="paragraph">
      <style:paragraph-properties fo:border="0.0138in solid #000000" fo:padding="0in" style:shadow="none" fo:background-color="#FFF2CC"/>
    </style:style>
    <style:style style:name="P164" style:parent-style-name="Normal" style:family="paragraph">
      <style:paragraph-properties fo:margin-top="0.1666in" fo:margin-bottom="0.1666in" fo:line-height="100%"/>
    </style:style>
    <style:style style:name="T165" style:parent-style-name="DefaultParagraphFont" style:family="text">
      <style:text-properties fo:font-weight="bold" style:font-weight-asian="bold"/>
    </style:style>
    <style:style style:name="P166" style:parent-style-name="Normal" style:family="paragraph">
      <style:paragraph-properties fo:margin-top="0.1666in" fo:margin-bottom="0.1666in" fo:line-height="100%"/>
    </style:style>
    <style:style style:name="T167" style:parent-style-name="DefaultParagraphFont" style:family="text">
      <style:text-properties fo:font-style="italic" style:font-style-asian="italic"/>
    </style:style>
    <style:style style:name="P168" style:parent-style-name="Normal" style:family="paragraph">
      <style:paragraph-properties fo:margin-top="0.1666in" fo:line-height="100%"/>
    </style:style>
    <style:style style:name="T169" style:parent-style-name="DefaultParagraphFont" style:family="text">
      <style:text-properties fo:font-style="italic" style:font-style-asian="italic"/>
    </style:style>
    <style:style style:name="P170" style:parent-style-name="Normal" style:family="paragraph">
      <style:paragraph-properties fo:border="0.0138in solid #000000" fo:padding="0in" style:shadow="none" fo:background-color="#FFF2CC"/>
    </style:style>
    <style:style style:name="P171" style:parent-style-name="Normal" style:family="paragraph">
      <style:paragraph-properties fo:border="0.0138in solid #000000" fo:padding="0in" style:shadow="none" fo:background-color="#FFF2CC"/>
    </style:style>
    <style:style style:name="P172" style:parent-style-name="Normal" style:family="paragraph">
      <style:paragraph-properties fo:margin-bottom="0.1666in" fo:line-height="100%"/>
      <style:text-properties fo:font-weight="bold" style:font-weight-asian="bold"/>
    </style:style>
    <style:style style:name="P173" style:parent-style-name="Normal" style:family="paragraph">
      <style:paragraph-properties fo:margin-top="0.1666in" fo:margin-bottom="0.1666in" fo:line-height="100%"/>
    </style:style>
    <style:style style:name="T174" style:parent-style-name="DefaultParagraphFont" style:family="text">
      <style:text-properties fo:font-weight="bold" style:font-weight-asian="bold"/>
    </style:style>
    <style:style style:name="P175" style:parent-style-name="Normal" style:family="paragraph">
      <style:paragraph-properties fo:margin-top="0.1666in" fo:margin-bottom="0.1666in" fo:line-height="100%"/>
    </style:style>
    <style:style style:name="T176" style:parent-style-name="DefaultParagraphFont" style:family="text">
      <style:text-properties style:font-name="Courier New" style:font-name-asian="Courier New" style:font-name-complex="Courier New"/>
    </style:style>
    <style:style style:name="P177" style:parent-style-name="Normal" style:family="paragraph">
      <style:paragraph-properties fo:margin-top="0.1666in" fo:line-height="100%"/>
    </style:style>
    <style:style style:name="T178" style:parent-style-name="DefaultParagraphFont" style:family="text">
      <style:text-properties fo:font-style="italic" style:font-style-asian="italic"/>
    </style:style>
    <style:style style:name="P179" style:parent-style-name="Normal" style:family="paragraph">
      <style:paragraph-properties fo:border="0.0138in solid #000000" fo:padding="0in" style:shadow="none" fo:background-color="#FFF2CC"/>
    </style:style>
    <style:style style:name="P180" style:parent-style-name="Normal" style:family="paragraph">
      <style:paragraph-properties fo:border="0.0138in solid #000000" fo:padding="0in" style:shadow="none" fo:background-color="#FFF2CC"/>
    </style:style>
    <style:style style:name="P181" style:parent-style-name="Normal" style:family="paragraph">
      <style:paragraph-properties fo:border="0.0138in solid #000000" fo:padding="0in" style:shadow="none" fo:background-color="#FFF2CC"/>
    </style:style>
    <style:style style:name="P182" style:parent-style-name="Normal" style:family="paragraph">
      <style:paragraph-properties fo:border="0.0138in solid #000000" fo:padding="0in" style:shadow="none" fo:background-color="#FFF2CC"/>
    </style:style>
    <style:style style:name="P183" style:parent-style-name="Normal" style:family="paragraph">
      <style:paragraph-properties fo:margin-top="0.1666in" fo:margin-bottom="0.1666in" fo:line-height="100%"/>
    </style:style>
    <style:style style:name="T184" style:parent-style-name="DefaultParagraphFont" style:family="text">
      <style:text-properties fo:font-weight="bold" style:font-weight-asian="bold"/>
    </style:style>
    <style:style style:name="P185" style:parent-style-name="Normal" style:family="paragraph">
      <style:paragraph-properties fo:margin-top="0.1666in" fo:margin-bottom="0.1666in" fo:line-height="100%"/>
    </style:style>
    <style:style style:name="T186" style:parent-style-name="DefaultParagraphFont" style:family="text">
      <style:text-properties fo:font-style="italic" style:font-style-asian="italic"/>
    </style:style>
    <style:style style:name="T187" style:parent-style-name="DefaultParagraphFont" style:family="text">
      <style:text-properties style:font-name="Varela Round" style:font-name-asian="Varela Round" style:font-name-complex="Varela Round"/>
    </style:style>
    <style:style style:name="T188" style:parent-style-name="DefaultParagraphFont" style:family="text">
      <style:text-properties style:font-name="Courier New" style:font-name-asian="Courier New" style:font-name-complex="Courier New"/>
    </style:style>
    <style:style style:name="T189" style:parent-style-name="DefaultParagraphFont" style:family="text">
      <style:text-properties style:font-name="Varela Round" style:font-name-asian="Varela Round" style:font-name-complex="Varela Round"/>
    </style:style>
    <style:style style:name="P190" style:parent-style-name="Normal" style:family="paragraph">
      <style:paragraph-properties fo:margin-top="0.1666in" fo:line-height="100%"/>
    </style:style>
    <style:style style:name="T191" style:parent-style-name="DefaultParagraphFont" style:family="text">
      <style:text-properties fo:font-style="italic" style:font-style-asian="italic"/>
    </style:style>
    <style:style style:name="P192" style:parent-style-name="Normal" style:family="paragraph">
      <style:paragraph-properties fo:border="0.0138in solid #000000" fo:padding="0in" style:shadow="none" fo:background-color="#FFF2CC"/>
    </style:style>
    <style:style style:name="T193" style:parent-style-name="DefaultParagraphFont" style:family="text">
      <style:text-properties style:font-name="Varela Round" style:font-name-asian="Varela Round" style:font-name-complex="Varela Round"/>
    </style:style>
    <style:style style:name="T194" style:parent-style-name="DefaultParagraphFont" style:family="text">
      <style:text-properties style:font-name="Courier New" style:font-name-asian="Courier New" style:font-name-complex="Courier New"/>
    </style:style>
    <style:style style:name="T195" style:parent-style-name="DefaultParagraphFont" style:family="text">
      <style:text-properties style:font-name="Varela Round" style:font-name-asian="Varela Round" style:font-name-complex="Varela Round"/>
    </style:style>
    <style:style style:name="P196" style:parent-style-name="Normal" style:family="paragraph">
      <style:paragraph-properties fo:border="0.0138in solid #000000" fo:padding="0in" style:shadow="none" fo:background-color="#FFF2CC"/>
    </style:style>
    <style:style style:name="P197" style:parent-style-name="Normal" style:family="paragraph">
      <style:paragraph-properties fo:margin-top="0.1666in" fo:margin-bottom="0.1666in" fo:line-height="100%"/>
    </style:style>
    <style:style style:name="T198" style:parent-style-name="DefaultParagraphFont" style:family="text">
      <style:text-properties style:font-name="Varela Round" style:font-name-asian="Varela Round" style:font-name-complex="Varela Round"/>
    </style:style>
    <style:style style:name="T199" style:parent-style-name="DefaultParagraphFont" style:family="text">
      <style:text-properties style:font-name="Courier New" style:font-name-asian="Courier New" style:font-name-complex="Courier New"/>
    </style:style>
    <style:style style:name="T200" style:parent-style-name="DefaultParagraphFont" style:family="text">
      <style:text-properties style:font-name="Varela Round" style:font-name-asian="Varela Round" style:font-name-complex="Varela Round"/>
    </style:style>
    <style:style style:name="T201" style:parent-style-name="DefaultParagraphFont" style:family="text">
      <style:text-properties fo:font-style="italic" style:font-style-asian="italic"/>
    </style:style>
    <style:style style:name="P202" style:parent-style-name="Normal" style:family="paragraph">
      <style:paragraph-properties fo:margin-top="0.1666in" fo:line-height="100%"/>
    </style:style>
    <style:style style:name="T203" style:parent-style-name="DefaultParagraphFont" style:family="text">
      <style:text-properties fo:font-style="italic" style:font-style-asian="italic"/>
    </style:style>
    <style:style style:name="P204" style:parent-style-name="Normal" style:family="paragraph">
      <style:paragraph-properties fo:border="0.0138in solid #000000" fo:padding="0in" style:shadow="none" fo:background-color="#FFF2CC"/>
    </style:style>
    <style:style style:name="T205" style:parent-style-name="DefaultParagraphFont" style:family="text">
      <style:text-properties style:font-name="Varela Round" style:font-name-asian="Varela Round" style:font-name-complex="Varela Round"/>
    </style:style>
    <style:style style:name="T206" style:parent-style-name="DefaultParagraphFont" style:family="text">
      <style:text-properties style:font-name="Courier New" style:font-name-asian="Courier New" style:font-name-complex="Courier New"/>
    </style:style>
    <style:style style:name="T207" style:parent-style-name="DefaultParagraphFont" style:family="text">
      <style:text-properties style:font-name="Varela Round" style:font-name-asian="Varela Round" style:font-name-complex="Varela Round"/>
    </style:style>
    <style:style style:name="T208" style:parent-style-name="DefaultParagraphFont" style:family="text">
      <style:text-properties fo:font-style="italic" style:font-style-asian="italic"/>
    </style:style>
    <style:style style:name="P209" style:parent-style-name="Normal" style:family="paragraph">
      <style:paragraph-properties fo:border="0.0138in solid #000000" fo:padding="0in" style:shadow="none" fo:background-color="#FFF2CC"/>
    </style:style>
    <style:style style:name="P210" style:parent-style-name="Normal" style:family="paragraph">
      <style:paragraph-properties fo:margin-top="0.1666in" fo:margin-bottom="0.1666in" fo:line-height="100%"/>
    </style:style>
    <style:style style:name="T211" style:parent-style-name="DefaultParagraphFont" style:family="text">
      <style:text-properties fo:font-weight="bold" style:font-weight-asian="bold"/>
    </style:style>
    <style:style style:name="P212" style:parent-style-name="Normal" style:family="paragraph">
      <style:paragraph-properties fo:margin-top="0.1666in" fo:margin-bottom="0.1666in" fo:line-height="100%"/>
    </style:style>
    <style:style style:name="T213" style:parent-style-name="DefaultParagraphFont" style:family="text">
      <style:text-properties fo:font-style="italic" style:font-style-asian="italic"/>
    </style:style>
    <style:style style:name="T214" style:parent-style-name="DefaultParagraphFont" style:family="text">
      <style:text-properties fo:font-style="italic" style:font-style-asian="italic"/>
    </style:style>
    <style:style style:name="P215" style:parent-style-name="Normal" style:family="paragraph">
      <style:paragraph-properties fo:margin-top="0.1666in" fo:line-height="100%"/>
    </style:style>
    <style:style style:name="T216" style:parent-style-name="DefaultParagraphFont" style:family="text">
      <style:text-properties fo:font-style="italic" style:font-style-asian="italic"/>
    </style:style>
    <style:style style:name="P217" style:parent-style-name="Normal" style:family="paragraph">
      <style:paragraph-properties fo:border="0.0138in solid #000000" fo:padding="0in" style:shadow="none" fo:background-color="#FFF2CC"/>
    </style:style>
    <style:style style:name="P218" style:parent-style-name="Normal" style:family="paragraph">
      <style:paragraph-properties fo:border="0.0138in solid #000000" fo:padding="0in" style:shadow="none" fo:background-color="#FFF2CC"/>
    </style:style>
    <style:style style:name="P219" style:parent-style-name="Normal" style:family="paragraph">
      <style:paragraph-properties fo:margin-top="0.1666in" fo:margin-bottom="0.1666in" fo:line-height="100%"/>
      <style:text-properties fo:font-weight="bold" style:font-weight-asian="bold"/>
    </style:style>
    <style:style style:name="P220" style:parent-style-name="Normal" style:family="paragraph">
      <style:paragraph-properties fo:margin-top="0.1666in" fo:margin-bottom="0.1666in" fo:line-height="100%"/>
      <style:text-properties fo:font-weight="bold" style:font-weight-asian="bold"/>
    </style:style>
    <style:style style:name="P221" style:parent-style-name="Normal" style:family="paragraph">
      <style:paragraph-properties fo:margin-top="0.1666in" fo:margin-bottom="0.1666in" fo:line-height="100%"/>
      <style:text-properties fo:font-weight="bold" style:font-weight-asian="bold"/>
    </style:style>
    <style:style style:name="P222" style:parent-style-name="Normal" style:family="paragraph">
      <style:paragraph-properties fo:margin-top="0.1666in" fo:margin-bottom="0.1666in" fo:line-height="100%"/>
    </style:style>
    <style:style style:name="T223" style:parent-style-name="DefaultParagraphFont" style:family="text">
      <style:text-properties fo:font-weight="bold" style:font-weight-asian="bold"/>
    </style:style>
    <style:style style:name="P224" style:parent-style-name="Heading2" style:family="paragraph">
      <style:paragraph-properties fo:keep-with-next="auto" fo:keep-together="auto" fo:margin-bottom="0.0555in"/>
    </style:style>
    <style:style style:name="T225" style:parent-style-name="DefaultParagraphFont" style:family="text">
      <style:text-properties fo:font-weight="bold" style:font-weight-asian="bold" fo:font-size="17pt" style:font-size-asian="17pt" style:font-size-complex="17pt"/>
    </style:style>
    <style:style style:name="P226" style:parent-style-name="Normal" style:family="paragraph">
      <style:paragraph-properties fo:margin-top="0.1666in" fo:margin-bottom="0.1666in" fo:line-height="100%"/>
    </style:style>
  </office:automatic-styles>
  <office:body>
    <office:text text:use-soft-page-breaks="true">
      <text:h text:style-name="P1" text:outline-level="1"><text:bookmark-start text:name="_6gbj8hwfu93v"/><text:bookmark-end text:name="_6gbj8hwfu93v"/>Scripts and Modules</text:h>
      <text:h text:style-name="Heading2" text:outline-level="2"><text:bookmark-start text:name="_qncrmpqjhh6x"/><text:bookmark-end text:name="_qncrmpqjhh6x"/>Exercises</text:h>
      <text:h text:style-name="Heading3" text:outline-level="3"><text:bookmark-start text:name="_u1ddizwzp2zj"/><text:bookmark-end text:name="_u1ddizwzp2zj"/>Week 5</text:h>
      <text:p text:style-name="P2">Prior to attempting these exercises ensure you have read the lecture notes and/or viewed the video, and followed the practical. You may wish to use the Python interpreter in interactive mode to help work out the solutions to some of the questions.</text:p>
      <text:p text:style-name="P3">Download and store this document within your own filespace, so the contents can be edited. You will be able to refer to it during the test in Week 6.</text:p>
      <text:p text:style-name="P4"/>
      <text:p text:style-name="P5"><text:span text:style-name="T6">Enter your answers directly into the highlighted boxes.</text:span></text:p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>For more information about the module delivery, assessment and feedback please refer to the module within the MyBeckett portal.</text:p>
      <text:p text:style-name="P20"><text:span text:style-name="T21">_________________________________________________________________________</text:span></text:p>
      <text:h text:style-name="P22" text:outline-level="2"><text:bookmark-start text:name="_hk4qp072oeds"/><text:bookmark-end text:name="_hk4qp072oeds"/><text:span text:style-name="T23">©2021 Mark Dixon / Tony Jenkins</text:span></text:h>
      <text:p text:style-name="P24"><text:span text:style-name="T25">_________________________________________________________________________</text:span></text:p>
      <text:p text:style-name="P26">When a Python program is stored within a text file (i.e. a<text:s/><text:span text:style-name="T27">script</text:span>), what suffix should be used for the filename?</text:p>
      <text:soft-page-break/>
      <text:p text:style-name="P28"><text:span text:style-name="T29">Answer:</text:span></text:p>
      <text:p text:style-name="P30">suffix.py</text:p>
      <text:p text:style-name="P31"><text:span text:style-name="T32">_________________________________________________________________________</text:span></text:p>
      <text:p text:style-name="P33">Is it necessary to use a special Integrated Development Environment (IDE) to write Python code in text files?</text:p>
      <text:p text:style-name="P34"><text:span text:style-name="T35">Answer:</text:span></text:p>
      <text:p text:style-name="P36">No , it is not <text:s/>necessary to use a special Integrated Development Environment (IDE) to write Python code in text files.</text:p>
      <text:p text:style-name="P37"><text:span text:style-name="T38">_________________________________________________________________________</text:span></text:p>
      <text:p text:style-name="P39">When a<text:s/><text:span text:style-name="T40">script</text:span><text:s/>is executed from a file, are the results of evaluating expressions automatically displayed on the screen without the need of a<text:s/><text:span text:style-name="T41">print()</text:span><text:s/>function call?</text:p>
      <text:p text:style-name="P42"><text:span text:style-name="T43">Answer:</text:span></text:p>
      <text:p text:style-name="P44">No, the results of evaluating expressions are not automatically displayed on the screen without the need of a<text:s/><text:span text:style-name="T45">print()</text:span><text:s/>function call.</text:p>
      <text:p text:style-name="P46"/>
      <text:p text:style-name="P47"><text:span text:style-name="T48">_________________________________________________________________________</text:span></text:p>
      <text:p text:style-name="P49">What command would need to be typed in an operating system terminal window in order to execute a Python script called<text:s/><text:span text:style-name="T50">PrintNames.py</text:span>?</text:p>
      <text:p text:style-name="P51"><text:span text:style-name="T52">Answer:</text:span></text:p>
      <text:p text:style-name="P53"><text:s/>python PrintNames.py</text:p>
      <text:p text:style-name="P54"/>
      <text:p text:style-name="P55">What command would need to be typed in a terminal in order to pass the values<text:s/><text:span text:style-name="T56">"John", <text:s/>"Eric", "Graham"</text:span><text:s/>as<text:s/><text:span text:style-name="T57">command line arguments</text:span><text:s/>to the<text:s/><text:span text:style-name="T58">PrintNames.py</text:span><text:s/>script?</text:p>
      <text:p text:style-name="P59"><text:span text:style-name="T60">Answer:</text:span></text:p>
      <text:p text:style-name="P61">python PrintNames.py John Eric Graham</text:p>
      <text:p text:style-name="P62">import sys</text:p>
      <text:p text:style-name="P63">print("Command line arguments:")</text:p>
      <text:p text:style-name="P64">for arg in sys.argv[1:]:</text:p>
      <text:p text:style-name="P65"><text:s text:c="4"/>print(arg)</text:p>
      <text:p text:style-name="P66"/>
      <text:p text:style-name="P67"><text:span text:style-name="T68">_________________________________________________________________________</text:span></text:p>
      <text:p text:style-name="P69"/>
      <text:p text:style-name="P70">When a Python script wishes to access<text:s/><text:span text:style-name="T71">command line arguments</text:span>, what<text:s/><text:span text:style-name="T72">module</text:span><text:s/>needs to be imported?</text:p>
      <text:p text:style-name="P73"><text:span text:style-name="T74">Answer:</text:span></text:p>
      <text:p text:style-name="P75"><text:s/>sys module</text:p>
      <text:p text:style-name="P76"/>
      <text:soft-page-break/>
      <text:p text:style-name="P77"><text:span text:style-name="T78">_________________________________________________________________________</text:span></text:p>
      <text:p text:style-name="P79">What is the data-type of the<text:s/><text:span text:style-name="T80">sys.argv</text:span><text:s/>variable?</text:p>
      <text:p text:style-name="P81"><text:span text:style-name="T82">Answer:</text:span></text:p>
      <text:p text:style-name="P83"><text:s/>String <text:s/>is the data-type of the<text:s/><text:span text:style-name="T84">sys.argv</text:span><text:s/>variable.</text:p>
      <text:p text:style-name="P85"><text:s/></text:p>
      <text:p text:style-name="P86"><text:span text:style-name="T87">_________________________________________________________________________</text:span></text:p>
      <text:p text:style-name="P88">What is stored within the first element of the<text:s/><text:span text:style-name="T89">sys.argv</text:span><text:s/>variable?</text:p>
      <text:p text:style-name="P90"><text:span text:style-name="T91">Answer:</text:span></text:p>
      <text:p text:style-name="P92">sys.argv[0]</text:p>
      <text:p text:style-name="P93"/>
      <text:p text:style-name="P94"><text:span text:style-name="T95">_________________________________________________________________________</text:span></text:p>
      <text:p text:style-name="P96">Use a text editor to write the<text:s/><text:span text:style-name="T97">script</text:span><text:s/>called<text:s/><text:span text:style-name="T98">PrintNames.py</text:span>. This should display any<text:s/><text:span text:style-name="T99">command line arguments</text:span><text:s/>that were passed during execution.</text:p>
      <text:p text:style-name="P100">Once complete, place your solution in the answer box below.</text:p>
      <text:p text:style-name="P101"><text:span text:style-name="T102">A</text:span><text:span text:style-name="T103">nswer:</text:span></text:p>
      <text:p text:style-name="P104">PS C:\Users\<text:span text:style-name="T105">sujan</text:span>\OneDrive\Desktop&gt; python PrintName.py</text:p>
      <text:p text:style-name="P106">Command-line arguments:</text:p>
      <text:p text:style-name="P107">PS C:\Users\<text:span text:style-name="T108">sujan</text:span>\OneDrive\Desktop&gt; python PrintName.py arg1 arg2 arg3</text:p>
      <text:p text:style-name="P109">Command-line arguments:</text:p>
      <text:p text:style-name="P110">arg1</text:p>
      <text:p text:style-name="P111">arg2</text:p>
      <text:p text:style-name="P112">arg3</text:p>
      <text:p text:style-name="P113"/>
      <text:p text:style-name="P114">Improve the solution so it uses an<text:s/><text:span text:style-name="T115">if</text:span><text:s/>statement to check that at least one name was passed, or otherwise print a message saying “no names provided”. Place your improved solution in the answer box below.</text:p>
      <text:p text:style-name="P116"><text:span text:style-name="T117">Answer:</text:span></text:p>
      <text:p text:style-name="P118">import sys</text:p>
      <text:p text:style-name="P119">if len(sys.argv) &lt; 2:</text:p>
      <text:p text:style-name="P120"><text:s text:c="4"/>print("No names provided")</text:p>
      <text:p text:style-name="P121">else:</text:p>
      <text:p text:style-name="P122"><text:s text:c="4"/>print("Command-line arguments:")</text:p>
      <text:p text:style-name="P123"><text:s text:c="4"/>for arg in sys.argv[1:]:</text:p>
      <text:p text:style-name="P124"><text:s text:c="8"/>print(arg)</text:p>
      <text:p text:style-name="P125"/>
      <text:p text:style-name="P126"/>
      <text:p text:style-name="P127"><text:span text:style-name="T128">_________________________________________________________________________</text:span></text:p>
      <text:p text:style-name="P129">When using an import statement it is possible to provide an<text:s/><text:span text:style-name="T130">alias</text:span><text:s/>that can be used as an alternative name to access module content.</text:p>
      <text:soft-page-break/>
      <text:p text:style-name="P131">Write an<text:s/><text:span text:style-name="T132">import</text:span><text:s/>statement that imports the whole of the<text:s/><text:span text:style-name="T133">sys</text:span><text:s/>module, and renames it to<text:s/><text:span text:style-name="T134">my_system</text:span>.</text:p>
      <text:p text:style-name="P135"><text:span text:style-name="T136">Answer:</text:span></text:p>
      <text:p text:style-name="P137">import sys as my_system</text:p>
      <text:p text:style-name="P138"/>
      <text:p text:style-name="P139">Write a<text:s/><text:span text:style-name="T140">from..import</text:span><text:s/>statement that imports only the<text:s/><text:span text:style-name="T141">math.floor</text:span><text:s/>function, and renames it to<text:s/><text:span text:style-name="T142">lower</text:span></text:p>
      <text:p text:style-name="P143"><text:span text:style-name="T144">Answer:</text:span></text:p>
      <text:p text:style-name="P145">from math import floor as lower</text:p>
      <text:p text:style-name="P146"/>
      <text:p text:style-name="P147"><text:span text:style-name="T148">_________________________________________________________________________</text:span></text:p>
      <text:p text:style-name="P149">What is stored in a<text:s/><text:span text:style-name="T150">symbol-table</text:span>?</text:p>
      <text:p text:style-name="P151"><text:span text:style-name="T152">Answer:</text:span></text:p>
      <text:p text:style-name="P153">It stores informations about the scope and binding of names instances of various entities such as variable and function name, classes, objects, etc.</text:p>
      <text:p text:style-name="P154"/>
      <text:p text:style-name="P155"><text:span text:style-name="T156">_________________________________________________________________________</text:span></text:p>
      <text:p text:style-name="P157">Why is the following type of import statement generally not recommended?</text:p>
      <text:p text:style-name="P158"><text:span text:style-name="T159">from math import *</text:span></text:p>
      <text:p text:style-name="P160"><text:span text:style-name="T161">Answer:</text:span></text:p>
      <text:p text:style-name="P162">Because it imports all the names defined in the math module into the current namespace.</text:p>
      <text:p text:style-name="P163"/>
      <text:p text:style-name="P164"><text:span text:style-name="T165">_________________________________________________________________________</text:span></text:p>
      <text:p text:style-name="P166">When working in<text:s/><text:span text:style-name="T167">interactive-mode</text:span><text:s/>what convenient function can be used to list all names defined within a module?</text:p>
      <text:p text:style-name="P168"><text:span text:style-name="T169">Answer:</text:span></text:p>
      <text:p text:style-name="P170"><text:s/>dir() <text:s/>function can be used to list all names defined within a module.</text:p>
      <text:p text:style-name="P171"/>
      <text:p text:style-name="P172"/>
      <text:p text:style-name="P173"><text:span text:style-name="T174">_________________________________________________________________________</text:span></text:p>
      <text:p text:style-name="P175">What is the value stored within the<text:s/><text:span text:style-name="T176">sys.path</text:span><text:s/>variable used for?</text:p>
      <text:p text:style-name="P177"><text:span text:style-name="T178">Answer:</text:span></text:p>
      <text:p text:style-name="P179">&gt;&gt;&gt; import sys</text:p>
      <text:p text:style-name="P180">&gt;&gt;&gt; print(sys.path)</text:p>
      <text:p text:style-name="P181">['', 'C:\\Program Files\\WindowsApps\\PythonSoftwareFoundation.Python.3.11_3.11.2032.0_x64__qbz5n2kfr<text:soft-page-break/>a8p0\\python311.zip', 'C:\\Program Files\\WindowsApps\\PythonSoftwareFoundation.Python.3.11_3.11.2032.0_x64__qbz5n2kfra8p0\\DLLs', 'C:\\Program Files\\WindowsApps\\PythonSoftwareFoundation.Python.3.11_3.11.2032.0_x64__qbz5n2kfra8p0\\Lib', 'C:\\Program Files\\WindowsApps\\PythonSoftwareFoundation.Python.3.11_3.11.2032.0_x64__qbz5n2kfra8p0', 'C:\\Program Files\\WindowsApps\\PythonSoftwareFoundation.Python.3.11_3.11.2032.0_x64__qbz5n2kfra8p0\\Lib\\site-packages']</text:p>
      <text:p text:style-name="P182"/>
      <text:p text:style-name="P183"><text:span text:style-name="T184">_________________________________________________________________________</text:span></text:p>
      <text:p text:style-name="P185">When a program is being executed as a<text:s/><text:span text:style-name="T186">script</text:span><text:s/>what value is assigned to the special variable<text:s/><text:span text:style-name="T187">__</text:span><text:span text:style-name="T188">name</text:span><text:span text:style-name="T189">__</text:span>?</text:p>
      <text:p text:style-name="P190"><text:span text:style-name="T191">Answer:</text:span></text:p>
      <text:p text:style-name="P192"><text:s/>“__main__”value is assigned to the special variable<text:s/><text:span text:style-name="T193">__</text:span><text:span text:style-name="T194">name</text:span><text:span text:style-name="T195">__.</text:span></text:p>
      <text:p text:style-name="P196"/>
      <text:p text:style-name="P197">What value is assigned to the<text:s/><text:span text:style-name="T198">__</text:span><text:span text:style-name="T199">name</text:span><text:span text:style-name="T200">__</text:span><text:s text:c="2"/>variable when a program has been imported as a<text:s/><text:span text:style-name="T201">module</text:span>?</text:p>
      <text:p text:style-name="P202"><text:span text:style-name="T203">Answer:</text:span></text:p>
      <text:p text:style-name="P204"><text:s/>The name of the module as a string <text:s/>is assigned to the<text:s/><text:span text:style-name="T205">__</text:span><text:span text:style-name="T206">name</text:span><text:span text:style-name="T207">__</text:span><text:s text:c="2"/>variable when a program has been imported as a<text:s/><text:span text:style-name="T208">module.</text:span></text:p>
      <text:p text:style-name="P209"/>
      <text:p text:style-name="P210"><text:span text:style-name="T211">_________________________________________________________________________</text:span></text:p>
      <text:p text:style-name="P212">Why is it useful for a program to be able to detect whether it is running as a<text:s/><text:span text:style-name="T213">script</text:span>, or whether it has been imported as a<text:s/><text:span text:style-name="T214">module</text:span>?</text:p>
      <text:p text:style-name="P215"><text:span text:style-name="T216">Answer:</text:span></text:p>
      <text:p text:style-name="P217"><text:s/>Because it allows program to behave differently in each case.</text:p>
      <text:p text:style-name="P218"/>
      <text:p text:style-name="P219"/>
      <text:p text:style-name="P220"/>
      <text:p text:style-name="P221"/>
      <text:p text:style-name="P222"><text:span text:style-name="T223">_________________________________________________________________________</text:span></text:p>
      <text:h text:style-name="P224" text:outline-level="2"><text:bookmark-start text:name="_2newnc5wu9eh"/><text:bookmark-end text:name="_2newnc5wu9eh"/><text:span text:style-name="T225">Exercises are complete</text:span></text:h>
      <text:p text:style-name="P226">Save this logbook with your answers. Then ask your tutor to check your responses to each question.</text:p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iberation Mono" svg:font-family="Liberation Mono" style:font-family-generic="modern" style:font-pitch="fixed" svg:panose-1="2 11 6 4 2 2 2 2 2 4"/>
    <style:font-face style:name="NSimSun" svg:font-family="NSimSun" style:font-family-generic="modern" style:font-pitch="fixed" svg:panose-1="2 1 6 9 3 1 1 1 1 1"/>
    <style:font-face style:name="Courier New" svg:font-family="Courier New" style:font-family-generic="modern" style:font-pitch="fixed" svg:panose-1="2 7 3 9 2 2 5 2 4 4"/>
    <style:font-face style:name="Roboto" svg:font-family="Roboto" style:font-family-generic="system" style:font-pitch="variable" svg:panose-1="2 0 0 0 0 0 0 0 0 0"/>
    <style:font-face style:name="Varela Round" svg:font-family="Varela Round" style:font-family-generic="system" style:font-pitch="variable" svg:panose-1="0 0 5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NP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777in" fo:margin-bottom="0.0833in" fo:line-height="100%"/>
      <style:text-properties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25in" fo:margin-bottom="0.0833in" fo:line-height="100%"/>
      <style:text-properties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2222in" fo:margin-bottom="0.0555in" fo:line-height="100%"/>
      <style:text-properties fo:color="#434343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1944in" fo:margin-bottom="0.0555in" fo:line-height="100%"/>
      <style:text-properties fo:color="#666666" fo:font-size="12pt" style:font-size-asian="12pt" style:font-size-complex="12pt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1666in" fo:margin-bottom="0.0555in" fo:line-height="100%"/>
      <style:text-properties fo:color="#66666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1666in" fo:margin-bottom="0.0555in" fo:line-height="100%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 fo:line-height="115%"/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le" style:display-name="Title" style:family="paragraph" style:parent-style-name="Normal" style:next-style-name="Normal">
      <style:paragraph-properties fo:keep-with-next="always" fo:keep-together="always" fo:margin-bottom="0.0416in" fo:line-height="100%"/>
      <style:text-properties fo:font-size="26pt" style:font-size-asian="26pt" style:font-size-complex="26pt" fo:hyphenate="false"/>
    </style:style>
    <style:style style:name="Subtitle" style:display-name="Subtitle" style:family="paragraph" style:parent-style-name="Normal" style:next-style-name="Normal">
      <style:paragraph-properties fo:keep-with-next="always" fo:keep-together="always" fo:margin-bottom="0.2222in" fo:line-height="100%"/>
      <style:text-properties fo:color="#666666" fo:font-size="15pt" style:font-size-asian="15pt" style:font-size-complex="15pt" fo:hyphenate="false"/>
    </style:style>
    <style:style style:name="PreformattedText" style:display-name="Preformatted Text" style:family="paragraph" style:parent-style-name="Standard">
      <style:text-properties style:font-name="Liberation Mono" style:font-name-asian="NSimSun" style:font-name-complex="Liberation Mono" fo:font-size="10pt" style:font-size-asian="10pt" style:font-size-complex="10pt" fo:hyphenate="false"/>
    </style:style>
    <style:style style:name="SourceText" style:display-name="Source Text" style:family="text">
      <style:text-properties style:font-name="Liberation Mono" style:font-name-asian="NSimSun" style:font-name-complex="Liberation Mono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LeoSuzan _</dc:creator>
    <meta:creation-date>2024-01-28T15:33:00Z</meta:creation-date>
    <dc:date>2024-01-28T15:34:00Z</dc:date>
    <meta:template xlink:href="Normal.dotm" xlink:type="simple"/>
    <meta:editing-cycles>2</meta:editing-cycles>
    <meta:editing-duration>PT300S</meta:editing-duration>
    <meta:document-statistic meta:page-count="6" meta:paragraph-count="13" meta:word-count="972" meta:character-count="6504" meta:row-count="46" meta:non-whitespace-character-count="5545"/>
  </office:meta>
</office:document-meta>
</file>